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f4548" officeooo:paragraph-rsid="0009ec05"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style="italic" fo:font-weight="bold" officeooo:rsid="000f4548" officeooo:paragraph-rsid="0009ec05"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font-style="italic" fo:font-weight="bold" officeooo:rsid="000f4548" officeooo:paragraph-rsid="0018ef24" style:font-size-asian="12.25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fo:font-size="14pt" fo:font-style="normal" fo:font-weight="normal" officeooo:rsid="000f4548" officeooo:paragraph-rsid="0018ef24"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weight="bold" officeooo:rsid="000f4548" officeooo:paragraph-rsid="0009ec05"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4pt" fo:font-weight="normal" officeooo:rsid="000f4548" officeooo:paragraph-rsid="0009ec05" style:font-size-asian="12.25pt" style:font-weight-asian="normal" style:font-size-complex="14pt" style:font-weight-complex="normal"/>
    </style:style>
    <style:style style:name="T1" style:family="text">
      <style:text-properties officeooo:rsid="0018ef24"/>
    </style:style>
    <style:style style:name="T2" style:family="text">
      <style:text-properties officeooo:rsid="001de5fb"/>
    </style:style>
    <style:style style:name="T3" style:family="text">
      <style:text-properties officeooo:rsid="00212209"/>
    </style:style>
    <style:style style:name="T4" style:family="text">
      <style:text-properties officeooo:rsid="0025c325"/>
    </style:style>
    <style:style style:name="T5" style:family="text">
      <style:text-properties officeooo:rsid="0027ffbc"/>
    </style:style>
    <style:style style:name="T6" style:family="text">
      <style:text-properties officeooo:rsid="002b8d72"/>
    </style:style>
    <style:style style:name="T7" style:family="text">
      <style:text-properties officeooo:rsid="00318a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estionnaire Focus Group (t=0)</text:p>
      <text:p text:style-name="P5"/>
      <text:p text:style-name="P1"/>
      <text:p text:style-name="P2">1)Laquelle de ces 3 expériences avez-vous préféré ?</text:p>
      <text:p text:style-name="P1"/>
      <text:p text:style-name="P1">- <text:span text:style-name="T3">La première : car la deuxième je n’ai pas pensé à changer les musiques, et le fait de choisir à l’avance sans savoir ce que tu vas lire cela n’a pas forcément de rapport. Dans la lecture tu ne penses pas forcément. La troisième était normale. Le son de la première n’empêchait pas de se concentrer, c’était des bruits de fond. Les odeurs c’étaient sympa.</text:span></text:p>
      <text:p text:style-name="P1"/>
      <text:p text:style-name="P2">2) Que pourrait-on améliorer pour cette expérience ? (volume sonore, choix des</text:p>
      <text:p text:style-name="P2">ambiances, odeurs…)</text:p>
      <text:p text:style-name="P2"/>
      <text:p text:style-name="P1">- <text:span text:style-name="T4">L’odeur c’est sympa, mais au fur et à mesure, cela se dissipe vachement. En 30 secondes ou plus, cela part. </text:span></text:p>
      <text:p text:style-name="P1"/>
      <text:p text:style-name="P2">3) Vous sentiez-vous immergé dans la lecture ?</text:p>
      <text:p text:style-name="P2"/>
      <text:p text:style-name="P1">- <text:span text:style-name="T5">Je sais pas, cela donne une ambiance mais je ne sais pas si cela m’immerge. Cela rajoute un plus. Peut être un peu plus immergé que la troisième, mais pas tant que cela. Cela rajoute un plus car on n’entend pas les bruits de la salle.</text:span></text:p>
      <text:p text:style-name="P1"/>
      <text:p text:style-name="P2">4) Le choix des ambiances vous semblait-il cohérent avec la lecture ?</text:p>
      <text:p text:style-name="P2"/>
      <text:p text:style-name="P1">- <text:span text:style-name="T6">Première oui, musique de noël. La deuxième non car je n’ai pas pensé à changer. L’ambiance cimetière n’était pas trop adapté.</text:span></text:p>
      <text:p text:style-name="P1"/>
      <text:p text:style-name="P3"><text:span text:style-name="T1">5</text:span>) <text:span text:style-name="T2">Commentaires ?</text:span></text:p>
      <text:p text:style-name="P3"/>
      <text:p text:style-name="P4">- <text:span text:style-name="T7">N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1:39:10.377278237</meta:creation-date>
    <meta:generator>LibreOffice/5.1.6.2$Linux_X86_64 LibreOffice_project/10m0$Build-2</meta:generator>
    <dc:date>2019-04-24T16:26:44.393192775</dc:date>
    <meta:editing-duration>PT21M29S</meta:editing-duration>
    <meta:editing-cycles>31</meta:editing-cycles>
    <meta:document-statistic meta:table-count="0" meta:image-count="0" meta:object-count="0" meta:page-count="1" meta:paragraph-count="12" meta:word-count="207" meta:character-count="1146" meta:non-whitespace-character-count="950"/>
  </office:meta>
</office:document-meta>
</file>